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teligencia_5f_artificial" style:display-name="Inteligencia_artificial" style:family="table">
      <style:table-properties style:width="23.94cm" table:align="margins"/>
    </style:style>
    <style:style style:name="Inteligencia_5f_artificial.A" style:display-name="Inteligencia_artificial.A" style:family="table-column">
      <style:table-column-properties style:column-width="5.985cm" style:rel-column-width="16383*"/>
    </style:style>
    <style:style style:name="Inteligencia_5f_artificial.D" style:display-name="Inteligencia_artificial.D" style:family="table-column">
      <style:table-column-properties style:column-width="5.985cm" style:rel-column-width="16386*"/>
    </style:style>
    <style:style style:name="Inteligencia_5f_artificial.A1" style:display-name="Inteligencia_artificial.A1" style:family="table-cell">
      <style:table-cell-properties fo:padding="0.097cm" fo:border-left="0.05pt solid #000000" fo:border-right="none" fo:border-top="0.05pt solid #000000" fo:border-bottom="0.05pt solid #000000"/>
    </style:style>
    <style:style style:name="Inteligencia_5f_artificial.D1" style:display-name="Inteligencia_artificial.D1" style:family="table-cell">
      <style:table-cell-properties fo:padding="0.097cm" fo:border="0.05pt solid #000000"/>
    </style:style>
    <style:style style:name="Inteligencia_5f_artificial.2" style:display-name="Inteligencia_artificial.2" style:family="table-row">
      <style:table-row-properties style:min-row-height="1.734cm"/>
    </style:style>
    <style:style style:name="Inteligencia_5f_artificial.A2" style:display-name="Inteligencia_artificial.A2" style:family="table-cell">
      <style:table-cell-properties fo:padding="0.097cm" fo:border-left="0.05pt solid #000000" fo:border-right="none" fo:border-top="none" fo:border-bottom="0.05pt solid #000000"/>
    </style:style>
    <style:style style:name="Inteligencia_5f_artificial.D2" style:display-name="Inteligencia_artificial.D2" style:family="table-cell">
      <style:table-cell-properties fo:padding="0.097cm" fo:border-left="0.05pt solid #000000" fo:border-right="0.05pt solid #000000" fo:border-top="none" fo:border-bottom="0.05pt solid #000000"/>
    </style:style>
    <style:style style:name="Inteligencia_5f_artificial.4" style:display-name="Inteligencia_artificial.4" style:family="table-row">
      <style:table-row-properties style:min-row-height="1.713cm"/>
    </style:style>
    <style:style style:name="P1" style:family="paragraph" style:parent-style-name="Text_20_body">
      <style:text-properties officeooo:rsid="000218cb" officeooo:paragraph-rsid="000218cb"/>
    </style:style>
    <style:style style:name="P2" style:family="paragraph" style:parent-style-name="Text_20_body">
      <style:text-properties officeooo:rsid="00045149" officeooo:paragraph-rsid="00045149"/>
    </style:style>
    <style:style style:name="P3" style:family="paragraph" style:parent-style-name="Text_20_body">
      <style:text-properties officeooo:rsid="00061465" officeooo:paragraph-rsid="00061465"/>
    </style:style>
    <style:style style:name="P4" style:family="paragraph" style:parent-style-name="Text_20_body">
      <style:text-properties officeooo:rsid="000bfb3c" officeooo:paragraph-rsid="000bfb3c"/>
    </style:style>
    <style:style style:name="P5" style:family="paragraph" style:parent-style-name="Table_20_Contents">
      <style:text-properties officeooo:rsid="0001bb80" officeooo:paragraph-rsid="0001bb80"/>
    </style:style>
    <style:style style:name="P6" style:family="paragraph" style:parent-style-name="Table_20_Contents">
      <style:text-properties fo:color="#cc0000" officeooo:rsid="0001bb80" officeooo:paragraph-rsid="0001bb80"/>
    </style:style>
    <style:style style:name="P7" style:family="paragraph" style:parent-style-name="Table_20_Contents">
      <style:text-properties fo:color="#cc0000" officeooo:rsid="00041546" officeooo:paragraph-rsid="00041546"/>
    </style:style>
    <style:style style:name="P8" style:family="paragraph" style:parent-style-name="Table_20_Contents">
      <style:text-properties fo:color="#cc0000" officeooo:rsid="00045149" officeooo:paragraph-rsid="00045149"/>
    </style:style>
    <style:style style:name="P9" style:family="paragraph" style:parent-style-name="Table_20_Contents">
      <style:text-properties officeooo:rsid="000218cb" officeooo:paragraph-rsid="000218cb"/>
    </style:style>
    <style:style style:name="P10" style:family="paragraph" style:parent-style-name="Table_20_Contents">
      <style:text-properties officeooo:rsid="000218cb" officeooo:paragraph-rsid="0005769c"/>
    </style:style>
    <style:style style:name="P11" style:family="paragraph" style:parent-style-name="Table_20_Contents">
      <style:text-properties fo:color="#ff0000" officeooo:rsid="000218cb" officeooo:paragraph-rsid="000218cb"/>
    </style:style>
    <style:style style:name="P12" style:family="paragraph" style:parent-style-name="Table_20_Contents">
      <style:text-properties fo:color="#000000" officeooo:rsid="000218cb" officeooo:paragraph-rsid="000218cb"/>
    </style:style>
    <style:style style:name="P13" style:family="paragraph" style:parent-style-name="Table_20_Contents">
      <style:text-properties fo:color="#000000" officeooo:rsid="00041546" officeooo:paragraph-rsid="00041546"/>
    </style:style>
    <style:style style:name="P14" style:family="paragraph" style:parent-style-name="Table_20_Contents">
      <style:paragraph-properties fo:background-color="#ccff00">
        <style:background-image/>
      </style:paragraph-properties>
      <style:text-properties officeooo:rsid="0001bb80" officeooo:paragraph-rsid="0001bb80"/>
    </style:style>
    <style:style style:name="P15" style:family="paragraph" style:parent-style-name="Table_20_Contents">
      <style:paragraph-properties fo:background-color="#ffff00">
        <style:background-image/>
      </style:paragraph-properties>
      <style:text-properties officeooo:rsid="0001bb80" officeooo:paragraph-rsid="0001bb80"/>
    </style:style>
    <style:style style:name="P16" style:family="paragraph" style:parent-style-name="Table_20_Contents">
      <style:paragraph-properties fo:background-color="#cc9900">
        <style:background-image/>
      </style:paragraph-properties>
      <style:text-properties officeooo:rsid="0001bb80" officeooo:paragraph-rsid="0001bb80"/>
    </style:style>
    <style:style style:name="P17" style:family="paragraph" style:parent-style-name="Table_20_Contents">
      <style:paragraph-properties fo:background-color="#cc00cc">
        <style:background-image/>
      </style:paragraph-properties>
      <style:text-properties officeooo:rsid="0001bb80" officeooo:paragraph-rsid="0001bb80"/>
    </style:style>
    <style:style style:name="P18" style:family="paragraph" style:parent-style-name="Table_20_Contents">
      <style:text-properties officeooo:rsid="000f3768" officeooo:paragraph-rsid="000f3768"/>
    </style:style>
    <style:style style:name="P19" style:family="paragraph" style:parent-style-name="Table_20_Contents">
      <style:text-properties officeooo:rsid="00105987" officeooo:paragraph-rsid="00105987"/>
    </style:style>
    <style:style style:name="P20" style:family="paragraph" style:parent-style-name="Table_20_Contents">
      <style:text-properties officeooo:rsid="001076a5" officeooo:paragraph-rsid="001076a5"/>
    </style:style>
    <style:style style:name="P21" style:family="paragraph" style:parent-style-name="Table_20_Contents">
      <style:text-properties officeooo:rsid="0010a5bd" officeooo:paragraph-rsid="0010a5bd"/>
    </style:style>
    <style:style style:name="P22" style:family="paragraph" style:parent-style-name="Table_20_Contents">
      <style:text-properties officeooo:rsid="00112c85" officeooo:paragraph-rsid="00112c85"/>
    </style:style>
    <style:style style:name="T1" style:family="text">
      <style:text-properties fo:color="#cc0000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officeooo:rsid="000218cb"/>
    </style:style>
    <style:style style:name="T5" style:family="text">
      <style:text-properties officeooo:rsid="00041546"/>
    </style:style>
    <style:style style:name="T6" style:family="text">
      <style:text-properties officeooo:rsid="00045149"/>
    </style:style>
    <style:style style:name="T7" style:family="text">
      <style:text-properties officeooo:rsid="0005769c"/>
    </style:style>
    <style:style style:name="T8" style:family="text">
      <style:text-properties officeooo:rsid="00061465"/>
    </style:style>
    <style:style style:name="T9" style:family="text">
      <style:text-properties officeooo:rsid="000721c8"/>
    </style:style>
    <style:style style:name="T10" style:family="text">
      <style:text-properties officeooo:rsid="000a67a5"/>
    </style:style>
    <style:style style:name="T11" style:family="text">
      <style:text-properties officeooo:rsid="000bfb3c"/>
    </style:style>
    <style:style style:name="T12" style:family="text">
      <style:text-properties officeooo:rsid="00105987"/>
    </style:style>
    <style:style style:name="T13" style:family="text">
      <style:text-properties officeooo:rsid="001076a5"/>
    </style:style>
    <style:style style:name="T14" style:family="text">
      <style:text-properties officeooo:rsid="0010a5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jeto:<text:span text:style-name="T6">sustantivo o pronombre que indican aquello de lo cual el verbo afirma algo</text:span></text:p>
      <text:p text:style-name="P1">verbo:<text:span text:style-name="T7">palabra que en una oración expresa la acción o el estado del sujeto</text:span></text:p>
      <text:p text:style-name="P1">Adjetivo:<text:span text:style-name="T7">palabra que se agrega al sustantivo para designar una cualidad o determinar su extensión</text:span></text:p>
      <text:p text:style-name="P1">Adverbio:<text:span text:style-name="T7">parte de la oración que modifica el significado del verbo</text:span></text:p>
      <text:p text:style-name="P1">Preposición:<text:span text:style-name="T8">parte invariable de la oración que indica la relación entre dos palabras: las preposiciones españolas son: a, ante, bajo, cabe, con, contra, de, desde, en, hacia, hasta, para, por según, sin, so, sobre, tras</text:span></text:p>
      <text:p text:style-name="P2">Pronombre:<text:span text:style-name="T10">parte de la oración que remplaza al nombre o lo determina</text:span></text:p>
      <text:p text:style-name="P3">articulo:<text:span text:style-name="T10">parte de la oración que se antepone al nombre para determinarlo</text:span></text:p>
      <text:p text:style-name="P3"><text:span text:style-name="T9">conjunción</text:span>:<text:span text:style-name="T11">palabra invariable que enlaza dos vocablos o oraciones</text:span></text:p>
      <text:p text:style-name="P3"><text:span text:style-name="T9">interjección</text:span>: <text:span text:style-name="T11">parte de la oración con que se expresan emociones, los sentimientos inmediatos a los ordenes(¡ah!, ¡ay!)</text:span></text:p>
      <text:p text:style-name="P4"/>
      <text:p text:style-name="P1"/>
      <table:table table:name="Inteligencia_artificial" table:style-name="Inteligencia_5f_artificial">
        <table:table-column table:style-name="Inteligencia_5f_artificial.A" table:number-columns-repeated="3"/>
        <table:table-column table:style-name="Inteligencia_5f_artificial.D"/>
        <table:table-row>
          <table:table-cell table:style-name="Inteligencia_5f_artificial.A1" office:value-type="string">
            <text:p text:style-name="P14">Palabra</text:p>
            <text:p text:style-name="P14"/>
          </table:table-cell>
          <table:table-cell table:style-name="Inteligencia_5f_artificial.A1" office:value-type="string">
            <text:p text:style-name="P15">Significado Natural</text:p>
            <text:p text:style-name="P15"/>
          </table:table-cell>
          <table:table-cell table:style-name="Inteligencia_5f_artificial.A1" office:value-type="string">
            <text:p text:style-name="P16">Significado Computacional</text:p>
          </table:table-cell>
          <table:table-cell table:style-name="Inteligencia_5f_artificial.D1" office:value-type="string">
            <text:p text:style-name="P17">Comentario</text:p>
            <text:p text:style-name="P17"/>
          </table:table-cell>
        </table:table-row>
        <table:table-row table:style-name="Inteligencia_5f_artificial.2">
          <table:table-cell table:style-name="Inteligencia_5f_artificial.A2" office:value-type="string">
            <text:p text:style-name="P5">A</text:p>
          </table:table-cell>
          <table:table-cell table:style-name="Inteligencia_5f_artificial.A2" office:value-type="string">
            <text:p text:style-name="P5">Primera letra del ABC. Preposición</text:p>
          </table:table-cell>
          <table:table-cell table:style-name="Inteligencia_5f_artificial.A2" office:value-type="string">
            <text:p text:style-name="P5">“ A”+<text:span text:style-name="T1">sujeto</text:span></text:p>
            <text:p text:style-name="P5"><text:span text:style-name="T2">“ A”</text:span><text:span text:style-name="T1"> </text:span><text:span text:style-name="T2">+ </text:span><text:span text:style-name="T3">que</text:span></text:p>
            <text:p text:style-name="P12">A.<text:span text:style-name="T5">Uso_ABC=1</text:span></text:p>
            <text:p text:style-name="P13">A.Uso_gramatical=Preposicion</text:p>
            <text:p text:style-name="P13">A.Tipo.Vocal=1</text:p>
          </table:table-cell>
          <table:table-cell table:style-name="Inteligencia_5f_artificial.D2" office:value-type="string">
            <text:p text:style-name="P6">#idindica que se refiere al sujeto </text:p>
            <text:p text:style-name="P6">#que es un sujeto especial</text:p>
            <text:p text:style-name="P7">#Uso_ABC la posicion de la letra en el Abecedario</text:p>
            <text:p text:style-name="P8">#vocal indica que el numero de la vocal </text:p>
          </table:table-cell>
        </table:table-row>
        <table:table-row>
          <table:table-cell table:style-name="Inteligencia_5f_artificial.A2" office:value-type="string">
            <text:p text:style-name="P5">Abacá</text:p>
          </table:table-cell>
          <table:table-cell table:style-name="Inteligencia_5f_artificial.A2" office:value-type="string">
            <text:p text:style-name="P5">Planta de la familia de las Musáceas, de unos <text:span text:style-name="T4">metros de altura, que se cría en Filipinas y otros países de Oceanía</text:span></text:p>
          </table:table-cell>
          <table:table-cell table:style-name="Inteligencia_5f_artificial.A2" office:value-type="string">
            <text:p text:style-name="P9">Abaca_a.Uso_gramatical.<text:span text:style-name="T5">Sustantivo=Masculino</text:span></text:p>
            <text:p text:style-name="P10">Planta.Altura=3</text:p>
            <text:p text:style-name="P9">Abaca_a.Tipo<text:span text:style-name="T7">=Tipo.</text:span>Planta</text:p>
            <text:p text:style-name="P9">Abaca_a.Tipo.Planta.cri_ia=[Filipinas,Oceani_ia]</text:p>
            <text:p text:style-name="P9"><text:soft-page-break/></text:p>
          </table:table-cell>
          <table:table-cell table:style-name="Inteligencia_5f_artificial.D2" office:value-type="string">
            <text:p text:style-name="P11">#La longitud siempre se mide en metros</text:p>
            <text:p text:style-name="P9"/>
          </table:table-cell>
        </table:table-row>
        <table:table-row table:style-name="Inteligencia_5f_artificial.4">
          <table:table-cell table:style-name="Inteligencia_5f_artificial.A2" office:value-type="string">
            <text:p text:style-name="P9">Abacal</text:p>
          </table:table-cell>
          <table:table-cell table:style-name="Inteligencia_5f_artificial.A2" office:value-type="string">
            <text:p text:style-name="P18">Perteneciente o relativo al abacá, terreno donde se cultiva abacá</text:p>
          </table:table-cell>
          <table:table-cell table:style-name="Inteligencia_5f_artificial.A2" office:value-type="string">
            <text:p text:style-name="P18">Abacal.Tipo.Terreno.uso<text:span text:style-name="T12">=</text:span>cultivo.<text:span text:style-name="T12">cultivar(abaca)</text:span></text:p>
            <text:p text:style-name="P21"/>
            <text:p text:style-name="P21">Abacal.uso_gramatical=Sustantivo.</text:p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19">Abacalero</text:p>
          </table:table-cell>
          <table:table-cell table:style-name="Inteligencia_5f_artificial.A2" office:value-type="string">
            <text:p text:style-name="P19">Persona qu<text:span text:style-name="T13">e</text:span> cultiva, vende <text:s/>o transporta abacá</text:p>
          </table:table-cell>
          <table:table-cell table:style-name="Inteligencia_5f_artificial.A2" office:value-type="string">
            <text:p text:style-name="P19">Abacalero.cutiva<text:span text:style-name="T14">(Abacá)</text:span></text:p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>abacería </text:p>
          </table:table-cell>
          <table:table-cell table:style-name="Inteligencia_5f_artificial.A2" office:value-type="string">
            <text:p text:style-name="P20">Puesto o tienda donde se venden al por menor aceite,vinagre,legumbres secas,bacalao, etc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>abacero</text:p>
          </table:table-cell>
          <table:table-cell table:style-name="Inteligencia_5f_artificial.A2" office:value-type="string">
            <text:p text:style-name="P20">Persona que tiene abacería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>abachar</text:p>
          </table:table-cell>
          <table:table-cell table:style-name="Inteligencia_5f_artificial.A2" office:value-type="string">
            <text:p text:style-name="P20">Aballar (mover de lugar)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>abacial</text:p>
          </table:table-cell>
          <table:table-cell table:style-name="Inteligencia_5f_artificial.A2" office:value-type="string">
            <text:p text:style-name="P20">Perteneciente o relativo al abad, a la abadesa o a la abadia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>ábaco</text:p>
          </table:table-cell>
          <table:table-cell table:style-name="Inteligencia_5f_artificial.A2" office:value-type="string">
            <text:p text:style-name="P20">Cuadro de madera con alambres por los que se <text:span text:style-name="T14">deslizan unas bolas,utilizado para calcular</text:span>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1">abacorar</text:p>
          </table:table-cell>
          <table:table-cell table:style-name="Inteligencia_5f_artificial.A2" office:value-type="string">
            <text:p text:style-name="P21">Acaparar,hostigar, perseguir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2">Abad, Abadesa</text:p>
          </table:table-cell>
          <table:table-cell table:style-name="Inteligencia_5f_artificial.A2" office:value-type="string">
            <text:p text:style-name="P22">El que dirige una abadía 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2">abadejo</text:p>
          </table:table-cell>
          <table:table-cell table:style-name="Inteligencia_5f_artificial.A2" office:value-type="string">
            <text:p text:style-name="P22">Bacalao. Nombre común a varios peces del mismo genero que el bacalao. Cantárida (Insecto coleóptero)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2">abadengo</text:p>
          </table:table-cell>
          <table:table-cell table:style-name="Inteligencia_5f_artificial.A2" office:value-type="string">
            <text:p text:style-name="P22">Perteneciente o relativo a la dignidad o jurisdicción del abad. Tierras abadengas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2">abadernar</text:p>
          </table:table-cell>
          <table:table-cell table:style-name="Inteligencia_5f_artificial.A2" office:value-type="string">
            <text:p text:style-name="P22">Sujetar con badernas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2">abadesa</text:p>
          </table:table-cell>
          <table:table-cell table:style-name="Inteligencia_5f_artificial.A2" office:value-type="string">
            <text:p text:style-name="P22">Superiora en ciertas comunidades <text:soft-page-break/>de religiosas</text:p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ext:soft-page-break/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  <table:table-row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P20"/>
          </table:table-cell>
          <table:table-cell table:style-name="Inteligencia_5f_artificial.A2" office:value-type="string">
            <text:p text:style-name="Table_20_Contents"/>
          </table:table-cell>
          <table:table-cell table:style-name="Inteligencia_5f_artificial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ham </meta:initial-creator>
    <meta:creation-date>2015-09-14T18:17:51.354462522</meta:creation-date>
    <dc:date>2015-10-02T15:08:01.310427782</dc:date>
    <dc:creator>abraham </dc:creator>
    <meta:editing-duration>PT33M38S</meta:editing-duration>
    <meta:editing-cycles>5</meta:editing-cycles>
    <meta:generator>LibreOffice/4.2.8.2$Linux_x86 LibreOffice_project/420m0$Build-2</meta:generator>
    <meta:document-statistic meta:table-count="1" meta:image-count="0" meta:object-count="0" meta:page-count="4" meta:paragraph-count="60" meta:word-count="337" meta:character-count="2367" meta:non-whitespace-character-count="2085"/>
  </office:meta>
</office:document-meta>
</file>